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189000001F04DAF5AD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</presentation:footer-decl>
      <presentation:date-time-decl presentation:name="dtd1" presentation:source="fixed">2012-06-26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entral DQM Questions:<text:line-break/><text:span text:style-name="T5">Online DQM</text:span></text:p>
          </draw:text-box>
        </draw:frame>
        <draw:frame presentation:style-name="pr4" draw:layer="layout" svg:width="25.199cm" svg:height="15.973cm" svg:x="1.4cm" svg:y="4.514cm" presentation:class="outline" presentation:user-transformed="true">
          <draw:text-box>
            <text:list text:style-name="L2">
              <text:list-item>
                <text:p><text:span text:style-name="T6">This year we have lost some amount of data due to different detector/trigger issues. Was there any such issue in your system?</text:span><text:span text:style-name="T7"> </text:span></text:p>
              </text:list-item>
            </text:list>
            <text:p><text:span text:style-name="T8">Yes.</text:span></text:p>
            <text:list text:continue-numbering="true" text:style-name="L2">
              <text:list-item>
                <text:list>
                  <text:list-item>
                    <text:p><text:span text:style-name="T6">Was the problem easily visible in shift histograms?</text:span></text:p>
                  </text:list-item>
                </text:list>
              </text:list-item>
            </text:list>
            <text:p text:style-name="P2"><text:span text:style-name="T9">In some situations yes, but not all, some tools need fixing.</text:span></text:p>
            <text:list text:continue-numbering="true" text:style-name="L2">
              <text:list-item>
                <text:list>
                  <text:list-item>
                    <text:p text:style-name="P2"><text:span text:style-name="T6">Was the action of the shift crew prompt enough to inform ?</text:span></text:p>
                  </text:list-item>
                </text:list>
              </text:list-item>
            </text:list>
            <text:p text:style-name="P2"><text:span text:style-name="T9">Sometimes yes, specially if the issue causes a run stop. Working to making problems more obvious and easy to spot. </text:span></text:p>
            <text:list text:continue-numbering="true" text:style-name="L2">
              <text:list-item>
                <text:list>
                  <text:list-item>
                    <text:p text:style-name="P2"><text:span text:style-name="T6">Any update/improvement was made after such incident?</text:span></text:p>
                  </text:list-item>
                </text:list>
              </text:list-item>
            </text:list>
            <text:p text:style-name="P2"><text:span text:style-name="T9">Current tools are being fixed, new tools will be deployed soon.</text:span></text:p>
            <text:p><text:span text:style-name="T8"><text:s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entral DQM Questions:<text:line-break/><text:span text:style-name="T5">Online DQM</text:span></text:p>
          </draw:text-box>
        </draw:frame>
        <draw:frame presentation:style-name="pr4" draw:layer="layout" svg:width="25.199cm" svg:height="15.773cm" svg:x="1.4cm" svg:y="4.314cm" presentation:class="outline" presentation:user-transformed="true">
          <draw:text-box>
            <text:list text:style-name="L2">
              <text:list-item>
                <text:p><text:span text:style-name="T7">Do you have <text:s/>histogram(s) in the error folder for the audio alarm. If not, do you plan to put histograms for the audio alarm?</text:span></text:p>
              </text:list-item>
            </text:list>
            <text:p><text:span text:style-name="T8">Not yet, in the process of being implemented.</text:span></text:p>
            <text:list text:continue-numbering="true" text:style-name="L2">
              <text:list-item>
                <text:p><text:span text:style-name="T7">How do you detect errors if it starts happening during a run (not at the start up)? </text:span></text:p>
              </text:list-item>
            </text:list>
            <text:p text:style-name="P4"><text:span text:style-name="T10">We have some tests done every LS and some every block of LS.</text:span></text:p>
            <text:list text:continue-numbering="true" text:style-name="L2">
              <text:list-item>
                <text:p><text:span text:style-name="T7">We need to take special care for such cases as shift crew might take longer time to react. Do you think audio alarm can be useful here?</text:span></text:p>
              </text:list-item>
            </text:list>
            <text:p><text:span text:style-name="T10">Yes, this is the process of being implemented.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entral DQM Questions:<text:line-break/><text:span text:style-name="T5">Online &amp; Offline DQM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1">When did you make last update in the short term and histogram instructions?</text:span><text:span text:style-name="T12"> </text:span></text:p>
              </text:list-item>
            </text:list>
            <text:p text:style-name="P2"><text:span text:style-name="T12">Instructions under review right now specially for the L1T offline shift instructions. Not review </text:span></text:p>
            <text:list text:continue-numbering="true" text:style-name="L2">
              <text:list-item>
                <text:p text:style-name="P2"><text:span text:style-name="T11">Do you check DQM Elog regularly? </text:span></text:p>
              </text:list-item>
            </text:list>
            <text:p text:style-name="P2"><text:span text:style-name="T12">Will be doing this in the future, normally we check the Trigger, Shift leader, DAQ etc.</text:span></text:p>
            <text:list text:continue-numbering="true" text:style-name="L2">
              <text:list-item>
                <text:p text:style-name="P2"><text:span text:style-name="T11">There are useful observations made by DQM shift crews. Please check and accordingly update/clarify <text:s/>the documentation</text:span></text:p>
              </text:list-item>
            </text:list>
            <text:p text:style-name="P2"><text:span text:style-name="T12">OK, but there is an e-group where this issues should be forward to where all with all the relevant people will get it: </text:span></text:p>
            <text:p text:style-name="P5"><text:span text:style-name="T11">cms-dqm-l1t@cern.ch</text:span><text:span text:style-name="T7"> <text:s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Central DQM Questions:<text:line-break/><text:span text:style-name="T5">Online &amp; Offline DQM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Do you have, or planning to have a pile-up monitoring? If so where, in online, express or offline DQM? </text:span></text:p>
              </text:list-item>
            </text:list>
            <text:p><text:span text:style-name="T8">No.</text:span></text:p>
            <text:list text:continue-numbering="true" text:style-name="L2">
              <text:list-item>
                <text:p><text:span text:style-name="T7">How are you getting the luminosity information? Do you know, there is a PPD group recommended way of getting luminosity information and in April, Suchandra/Zhen had implemented "skeleton DQM" for this?</text:span></text:p>
              </text:list-item>
            </text:list>
            <text:p><text:span text:style-name="T8">Currently getting this information from SCAL (HF Lumi). Will look into this. 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entral DQM Questions:<text:line-break/><text:span text:style-name="T5">Online &amp; Offline DQM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Are you happy with the current updating procedure of the online/offline DQM system?</text:span></text:p>
              </text:list-item>
            </text:list>
            <text:p><text:span text:style-name="T8">Yes, but dependence of CMSSW release for DQM Offline makes the testing/deployment of new features and their tuning more slow</text:span></text:p>
            <text:list text:continue-numbering="true" text:style-name="L2">
              <text:list-item>
                <text:p><text:span text:style-name="T7">Please comment on the overall status of your system at P5 and offline.</text:span></text:p>
              </text:list-item>
            </text:list>
            <text:p><text:span text:style-name="T8">L1T DQM is actively being developed with the aim of greatly simplifying the shifters task of identifying possible problems, by automating most monitoring tasks and simplifying/reducing the number of histograms to control. 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9H13M48S</meta:editing-duration>
    <meta:editing-cycles>84</meta:editing-cycles>
    <dc:date>2012-06-26T08:31:34</dc:date>
    <dc:creator>Joao Pela</dc:creator>
    <meta:generator>LibreOffice/3.5$Linux_x86 LibreOffice_project/350m1$Build-2</meta:generator>
    <meta:document-statistic meta:object-count="45"/>
  </office:meta>
</office:document-meta>
</file>